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ntucea Commun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Jntucea commune is a android app for college communications.</text:p>
              </text:list-item>
              <text:list-item>
                <text:p text:style-name="P1">Can be used to share announcements in college, departments and classes.</text:p>
              </text:list-item>
              <text:list-item>
                <text:p text:style-name="P1">Enable students to make &amp; join in their interesting groups 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jntucea commu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Jntucea commune provides a customized platform for our college communication.</text:p>
              </text:list-item>
              <text:list-item>
                <text:p>Information can be shared faster and effectivly</text:p>
              </text:list-item>
              <text:list-item>
                <text:p>Improves communication bitween students from <text:s/>different departments.</text:p>
              </text:list-item>
              <text:list-item>
                <text:p>Knowlwdge and communication skilles were impro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 tree</text:p>
          </draw:text-box>
        </draw:frame>
        <draw:custom-shape draw:style-name="gr2" draw:text-style-name="P2" draw:layer="layout" svg:width="6.6cm" svg:height="1.6cm" svg:x="10.6cm" svg:y="5.4cm">
          <text:p text:style-name="P2"><text:span text:style-name="T1">colle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4cm" svg:height="1.4cm" svg:x="3cm" svg:y="8.8cm">
          <text:p text:style-name="P3">Dept.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4cm" svg:height="1.4cm" svg:x="12.4cm" svg:y="8.8cm">
          <text:p text:style-name="P3">Dept.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4cm" svg:height="1.4cm" svg:x="17cm" svg:y="8.8cm">
          <text:p text:style-name="P3">Dept.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4cm" svg:height="1.4cm" svg:x="7.6cm" svg:y="8.8cm">
          <text:p text:style-name="P3">Dept.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4cm" svg:height="1.4cm" svg:x="21.6cm" svg:y="8.8cm">
          <text:p text:style-name="P3">Dept.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4cm" svg:height="1.2cm" svg:x="5.8cm" svg:y="12.8cm">
          <text:p text:style-name="P3">cours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4cm" svg:height="1.2cm" svg:x="9cm" svg:y="12.8cm">
          <text:p text:style-name="P3">course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4cm" svg:height="1.2cm" svg:x="12.4cm" svg:y="12.8cm">
          <text:p text:style-name="P3">cours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3" draw:layer="layout" svg:x1="4.6cm" svg:y1="8.8cm" svg:x2="13.4cm" svg:y2="7cm">
          <text:p/>
        </draw:line>
        <draw:line draw:style-name="gr4" draw:text-style-name="P3" draw:layer="layout" svg:x1="9.4cm" svg:y1="8.8cm" svg:x2="13.4cm" svg:y2="7cm">
          <text:p/>
        </draw:line>
        <draw:line draw:style-name="gr4" draw:text-style-name="P3" draw:layer="layout" svg:x1="13.8cm" svg:y1="8.8cm" svg:x2="13.4cm" svg:y2="7cm">
          <text:p/>
        </draw:line>
        <draw:line draw:style-name="gr4" draw:text-style-name="P3" draw:layer="layout" svg:x1="18.6cm" svg:y1="8.8cm" svg:x2="13.2cm" svg:y2="7cm">
          <text:p/>
        </draw:line>
        <draw:line draw:style-name="gr4" draw:text-style-name="P3" draw:layer="layout" svg:x1="23.2cm" svg:y1="8.8cm" svg:x2="13.8cm" svg:y2="7cm">
          <text:p/>
        </draw:line>
        <draw:line draw:style-name="gr4" draw:text-style-name="P3" draw:layer="layout" svg:x1="9cm" svg:y1="10.2cm" svg:x2="7.2cm" svg:y2="12.8cm">
          <text:p/>
        </draw:line>
        <draw:line draw:style-name="gr4" draw:text-style-name="P3" draw:layer="layout" svg:x1="10.2cm" svg:y1="12.8cm" svg:x2="9cm" svg:y2="10.2cm">
          <text:p/>
        </draw:line>
        <draw:line draw:style-name="gr4" draw:text-style-name="P3" draw:layer="layout" svg:x1="13.6cm" svg:y1="12.8cm" svg:x2="13.8cm" svg:y2="10.2cm">
          <text:p/>
        </draw:line>
        <draw:custom-shape draw:style-name="gr3" draw:text-style-name="P3" draw:layer="layout" svg:width="2.8cm" svg:height="1cm" svg:x="5.2cm" svg:y="16.2cm">
          <text:p text:style-name="P3">class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2.8cm" svg:height="1cm" svg:x="8.8cm" svg:y="16.2cm">
          <text:p text:style-name="P3">class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2.8cm" svg:height="1cm" svg:x="12.4cm" svg:y="16.2cm">
          <text:p text:style-name="P3">class1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3" draw:layer="layout" svg:x1="6.8cm" svg:y1="14cm" svg:x2="6.8cm" svg:y2="16.2cm">
          <text:p/>
        </draw:line>
        <draw:line draw:style-name="gr4" draw:text-style-name="P3" draw:layer="layout" svg:x1="10.2cm" svg:y1="14cm" svg:x2="10.2cm" svg:y2="16.2cm">
          <text:p/>
        </draw:line>
        <draw:line draw:style-name="gr4" draw:text-style-name="P3" draw:layer="layout" svg:x1="13.6cm" svg:y1="14cm" svg:x2="13.6cm" svg:y2="16.2cm">
          <text:p/>
        </draw:line>
        <draw:custom-shape draw:style-name="gr3" draw:text-style-name="P3" draw:layer="layout" svg:width="2.8cm" svg:height="1cm" svg:x="16.2cm" svg:y="16.2cm">
          <text:p text:style-name="P3">class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3" draw:layer="layout" svg:x1="13.6cm" svg:y1="14cm" svg:x2="17.6cm" svg:y2="16.2cm">
          <text:p/>
        </draw:line>
        <draw:custom-shape draw:style-name="gr3" draw:text-style-name="P3" draw:layer="layout" svg:width="2.8cm" svg:height="1cm" svg:x="20cm" svg:y="16.2cm">
          <text:p text:style-name="P3">class3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3" draw:layer="layout" svg:x1="13.6cm" svg:y1="14cm" svg:x2="21.6cm" svg:y2="16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ndroid app</text:p>
              </text:list-item>
              <text:list-item>
                <text:p>Sever less peer to peer networking protocals like bittorrent</text:p>
              </text:list-item>
              <text:list-item>
                <text:p>Peer to peer messege and file syncroniz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10:53:30.104932500</meta:creation-date>
    <dc:date>2018-02-04T11:50:44.829133151</dc:date>
    <meta:editing-duration>PT42M3S</meta:editing-duration>
    <meta:editing-cycles>3</meta:editing-cycles>
    <meta:generator>LibreOffice/4.2.8.2$Linux_X86_64 LibreOffice_project/420m0$Build-2</meta:generator>
    <meta:document-statistic meta:object-count="63"/>
  </office:meta>
</office:document-meta>
</file>